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</office:automatic-styles>
  <office:body>
    <office:text>
      <text:h text:style-name="Heading_20_1" text:outline-level="1"><text:bookmark-start text:name="keyboard-shortcuts"/>Keyboard Shortcuts<text:bookmark-end text:name="keyboard-shortcuts"/></text:h>
      <text:h text:style-name="Heading_20_2" text:outline-level="2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useful-shortcuts"/>Useful Shortcuts<text:bookmark-end text:name="useful-shortcuts"/></text:h>
      <text:h text:style-name="Heading_20_3" text:outline-level="3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3" text:outline-level="3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3" text:outline-level="3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3" text:outline-level="3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3" text:outline-level="3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3" text:outline-level="3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3" text:outline-level="3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  <text:h text:style-name="Heading_20_3" text:outline-level="3"><text:bookmark-start text:name="comment-code-selection"/>Comment Code Selection<text:bookmark-end text:name="comment-code-selection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c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c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c</text:p>
          </table:table-cell>
        </table:table-row>
      </table:table>
      <text:h text:style-name="Heading_20_3" text:outline-level="3"><text:bookmark-start text:name="uncomment-code-selection"/>Uncomment Code Selection<text:bookmark-end text:name="uncomment-code-selection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u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u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u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7Z</meta:creation-date>
    <dc:date>2024-08-15T18:01:47Z</dc:date>
  </office:meta>
</office:document-meta>
</file>